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cfa0b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fo:font-size="14pt" officeooo:paragraph-rsid="000b7f9a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officeooo:paragraph-rsid="000cfa0b" style:font-size-asian="14pt" style:font-size-complex="14pt"/>
    </style:style>
    <style:style style:name="P6" style:family="paragraph" style:parent-style-name="Standard">
      <style:text-properties fo:font-size="14pt" fo:font-weight="bold" officeooo:rsid="000a92a5" officeooo:paragraph-rsid="000a92a5" style:font-size-asian="14pt" style:font-weight-asian="bold" style:font-size-complex="14pt" style:font-weight-complex="bold"/>
    </style:style>
    <style:style style:name="P7" style:family="paragraph" style:parent-style-name="Standard" style:list-style-name="L1" style:master-page-name="">
      <style:paragraph-properties style:page-number="auto"/>
      <style:text-properties fo:font-size="14pt" officeooo:paragraph-rsid="000b7f9a" style:font-size-asian="14pt" style:font-size-complex="14pt"/>
    </style:style>
    <style:style style:name="T1" style:family="text">
      <style:text-properties officeooo:rsid="000a92a5"/>
    </style:style>
    <style:style style:name="T2" style:family="text">
      <style:text-properties officeooo:rsid="000cfa0b"/>
    </style:style>
    <style:style style:name="T3" style:family="text">
      <style:text-properties fo:font-weight="bold" officeooo:rsid="00092849" style:font-weight-asian="bold" style:font-weight-complex="bold"/>
    </style:style>
    <style:style style:name="T4" style:family="text">
      <style:text-properties fo:font-weight="bold" officeooo:rsid="000cfa0b" style:font-weight-asian="bold" style:font-weight-complex="bold"/>
    </style:style>
    <style:style style:name="T5" style:family="text">
      <style:text-properties fo:font-size="20pt" fo:font-weight="bold" officeooo:rsid="000cfa0b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icherheitsaspekte</text:span><text:span text:style-name="T4"><text:line-break/></text:span></text:p>
      <text:p text:style-name="P1"><text:span text:style-name="T3">Elektrisch</text:span></text:p>
      <text:list xml:id="list3093447877" text:style-name="L1">
        <text:list-item>
          <text:p text:style-name="P2">Die Solarpaneele sind mit einem Überspannungsschutz gegen Blitzeinschlag gesichert.</text:p>
        </text:list-item>
        <text:list-item>
          <text:p text:style-name="P2">Die parallel geschalteten Solarpaneele sind durch eine Sperrdiode geschützt damit der Strom nicht in die andere Reihenschaltung fliesst.</text:p>
        </text:list-item>
        <text:list-item>
          <text:p text:style-name="P2">Direkt nach den Solarmodulen ist ein Leistungsschalter in der Garage angebracht damit die Solarspannung schon vor Ort vom Netz genommen werden kann.</text:p>
        </text:list-item>
        <text:list-item>
          <text:p text:style-name="P2">Die Solaranschlussleitung im <text:span text:style-name="T1">K</text:span>eller hat ebenfalls ein Leistungsschalter damit auch im Keller die Solarspannung getrennt werden kann.</text:p>
        </text:list-item>
        <text:list-item>
          <text:p text:style-name="P2">Der Solarladeregler hat einen Verpolungsschutz, Überlastschutz und einen Temperaturschutz und schaltet bei sonstigen Fehlern ebenfalls automatisch ab.</text:p>
        </text:list-item>
        <text:list-item>
          <text:p text:style-name="P2">Der Batteriemonitor überwacht die Batteriespannung, den Lade- und Entladestrom sowie die Mittelpunktspannung und die Temperatur der Batteriebank.</text:p>
        </text:list-item>
        <text:list-item>
          <text:p text:style-name="P2">Der Wechselrichter hat einen Überspannungsschutz, Unterspannungsschutz und eine Temperaturüberwachung</text:p>
        </text:list-item>
        <text:list-item>
          <text:p text:style-name="P2">Die Batterien haben ein integriertes Batteriemanagementsystem. Dieses schützt jede einzelne Batterie vor Überspannung, Unterspannung, Übertemperatur und Untertemperatur unter 0 Grad Celsius</text:p>
        </text:list-item>
        <text:list-item>
          <text:p text:style-name="P2">Ausserdem schützt das Batteriemanagementsystem auch vor Kurzschluss</text:p>
        </text:list-item>
        <text:list-item>
          <text:p text:style-name="P2">Die Batteriebank ist durch einen Leistungstrennschalter vom System trennbar.</text:p>
        </text:list-item>
        <text:list-item>
          <text:p text:style-name="P2">Der Anschluss der Batteriebank ist durch eine 100A Sicherung vom System abgesichert.</text:p>
        </text:list-item>
        <text:list-item>
          <text:p text:style-name="P2">Die Netzumscha<text:span text:style-name="T2">l</text:span>t-Relais Schaltung und die Versorgungsspannung der Batterieüberwachung ist durch eine 1A Sicherung gegen Kurzschluss abgesichert.</text:p>
        </text:list-item>
        <text:list-item>
          <text:p text:style-name="P2">Der Ausgang des Wechselrichters ist durch eine FI-Sicherung gegen Fehlerströme abgesichert.</text:p>
        </text:list-item>
        <text:list-item>
          <text:p text:style-name="P2">Der Ausgang des Wechselrichters ist über eine Leistungsüberwachung via Wifi vom Netz per Ferne trennbar.</text:p>
        </text:list-item>
        <text:list-item>
          <text:p text:style-name="P2">Das komplette System sendet seine Zustandsdaten zu einer Haussteuerung (IoBroker)</text:p>
        </text:list-item>
        <text:list-item>
          <text:p text:style-name="P2">Ein E-Ink Display zeigt alle wichtigen Systemdaten und Statistiken an.</text:p>
        </text:list-item>
        <text:list-item>
          <text:p text:style-name="P7">Die Anschlüsse mit höherer Spannung sind Finger-sicher abgedeckt.</text:p>
          <text:p text:style-name="P3"/>
        </text:list-item>
      </text:list>
      <text:p text:style-name="P6">Sonstiges</text:p>
      <text:list xml:id="list1143102638" text:style-name="L2">
        <text:list-item>
          <text:p text:style-name="P4">Die Schaltung ist feuerfest auf einer Fermacellplatte montiert.</text:p>
        </text:list-item>
        <text:list-item>
          <text:p text:style-name="P5">Im Kellerraum ist ein Feuermelder angebracht.</text:p>
        </text:list-item>
        <text:list-item>
          <text:p text:style-name="P5">Ausserdem ist in etwas Entfernung ein spezieller Sonderlöscher für Lithium-Ionen-Akkus angebrach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5T14:14:21.384000000</meta:creation-date>
    <dc:date>2023-03-25T08:34:30.973000000</dc:date>
    <meta:editing-duration>PT14M22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277" meta:character-count="2131" meta:non-whitespace-character-count="1897"/>
  </office:meta>
</office:document-meta>
</file>